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AF00000212B35DE3DC4456C10E.png" manifest:media-type="image/png"/>
  <manifest:file-entry manifest:full-path="Pictures/1000068800009698000054ABBAE8AB1092C97E1C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1.06cm"/>
    </style:style>
    <style:style style:name="gr4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9.39cm"/>
    </style:style>
    <style:style style:name="gr5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3.088cm"/>
    </style:style>
    <style:style style:name="gr6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0.55cm"/>
    </style:style>
    <style:style style:name="pr1" style:family="presentation" style:parent-style-name="AbstractGreen-title">
      <style:graphic-properties draw:auto-grow-height="true" fo:min-height="7.813cm"/>
    </style:style>
    <style:style style:name="pr2" style:family="presentation" style:parent-style-name="AbstractGreen-notes">
      <style:graphic-properties draw:fill-color="#ffffff" draw:auto-grow-height="true" fo:min-height="14cm"/>
    </style:style>
    <style:style style:name="pr3" style:family="presentation" style:parent-style-name="AbstractGreen-title">
      <style:graphic-properties fo:min-height="3.467cm"/>
    </style:style>
    <style:style style:name="pr4" style:family="presentation" style:parent-style-name="AbstractGreen-notes">
      <style:graphic-properties draw:fill-color="#ffffff" fo:min-height="14cm"/>
    </style:style>
    <style:style style:name="pr5" style:family="presentation" style:parent-style-name="AbstractGreen-title">
      <style:graphic-properties fo:min-height="3.472cm"/>
    </style:style>
    <style:style style:name="P1" style:family="paragraph">
      <loext:graphic-properties draw:fill="none" draw:fill-color="#ffffff"/>
    </style:style>
    <style:style style:name="P2" style:family="paragraph">
      <loext:graphic-properties draw:fill-color="#ffffff"/>
    </style:style>
    <style:style style:name="P3" style:family="paragraph">
      <style:paragraph-properties fo:text-align="justify"/>
    </style:style>
    <style:style style:name="P4" style:family="paragraph">
      <loext:graphic-properties draw:fill="none" draw:fill-color="#ffffff"/>
      <style:paragraph-properties fo:text-align="justify"/>
    </style:style>
    <style:style style:name="T1" style:family="text">
      <style:text-properties fo:font-size="54pt" style:font-size-asian="20pt" style:font-size-complex="20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48pt" style:font-size-asian="18pt" style:font-size-complex="18pt"/>
    </style:style>
    <style:style style:name="T6" style:family="text">
      <style:text-properties fo:font-size="66pt" style:font-size-asian="24pt" style:font-size-complex="24pt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fo:font-size="88pt" style:font-size-asian="32pt" style:font-size-complex="32pt"/>
    </style:style>
    <style:style style:name="T9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AbstractGreen" presentation:presentation-page-layout-name="AL1T19">
        <draw:frame presentation:style-name="pr1" draw:layer="layout" svg:width="22.5cm" svg:height="8.537cm" svg:x="1.4cm" svg:y="2.419cm" presentation:class="title" presentation:user-transformed="true">
          <draw:text-box>
            <text:p><text:span text:style-name="T1">Przegląd funkcjonalności wybranych aplikacji transportowych oraz stosowanych technologii</text:span></text:p>
          </draw:text-box>
        </draw:frame>
        <draw:frame draw:style-name="gr1" draw:text-style-name="P1" draw:layer="layout" svg:width="7.8cm" svg:height="0.962cm" svg:x="19.2cm" svg:y="17.838cm">
          <draw:text-box>
            <text:p>Daniel Małyszczuk</text:p>
          </draw:text-box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AbstractGreen" presentation:presentation-page-layout-name="AL1T19">
        <draw:frame presentation:style-name="pr3" draw:layer="layout" svg:width="25.2cm" svg:height="4.269cm" svg:x="1.4cm" svg:y="0.396cm" presentation:class="title" presentation:user-transformed="true">
          <draw:text-box>
            <text:p><text:span text:style-name="T1">Funkcjonalności aplikacji transportowych</text:span></text:p>
          </draw:text-box>
        </draw:frame>
        <draw:frame draw:style-name="gr3" draw:text-style-name="P4" draw:layer="layout" svg:width="21.8cm" svg:height="11.31cm" svg:x="2.6cm" svg:y="5cm">
          <draw:text-box>
            <text:p text:style-name="P3"><text:span text:style-name="T2">Przeciętny klient odczuwający potrzebę jednorazowego przewozu (na przykład przeprowadzający się student), nie oczekuje skomplikowanego interfejsu, lecz szybkiej i przejrzystej formy aplikacji. Na podstawie obserwacji, najpopularniejszym medium wśród przytoczonych studentów są portale społecznościowe, co za tym idzie zazwyczaj nie korzystają oni z ofert przedsiębiorstw.</text:span></text:p>
            <text:p text:style-name="P3"/>
            <text:p text:style-name="P3"><text:span text:style-name="T2">Naturalnym staję się stworzenia aplikacji odpowiadającej powyższym potrzebom. Aplikacja, która jest tytułem niniejszej pracy ma pozwalać na rejestrację zamówienia transportowego, użytkownik przy użyciu formularza określa miejsce odbioru i destynacji oraz podstawowe dane ładunku. Z drugiej strony zainteresowani świadczeniem usług, deklarują gotowość do przewozu.</text:span></text:p>
          </draw:text-box>
        </draw:frame>
        <presentation:notes draw:style-name="dp2">
          <draw:page-thumbnail draw:style-name="gr2" draw:layer="layout" svg:width="17cm" svg:height="9.56cm" svg:x="2cm" svg:y="2.5cm" draw:page-number="2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AbstractGreen" presentation:presentation-page-layout-name="AL1T19">
        <draw:frame draw:style-name="gr4" draw:text-style-name="P4" draw:layer="layout" svg:width="25.2cm" svg:height="9.668cm" svg:x="1.6cm" svg:y="4.8cm">
          <draw:text-box>
            <text:list text:style-name="L3">
              <text:list-header>
                <text:p text:style-name="P3"><text:span text:style-name="T3">W wyniku prostego badania rynku dostępnych aplikacji/serwisów zapewniających podobną funkcjonalność:</text:span></text:p>
                <text:p text:style-name="P3"><text:span text:style-name="T4"/></text:p>
              </text:list-header>
              <text:list-item>
                <text:p text:style-name="P3"><text:span text:style-name="T3">Blablacar.pl</text:span></text:p>
              </text:list-item>
              <text:list-item>
                <text:p text:style-name="P3"><text:span text:style-name="T3">clicktrans.pl</text:span></text:p>
              </text:list-item>
              <text:list-item>
                <text:p text:style-name="P3"><text:span text:style-name="T3">Wezmepaczke.pl</text:span></text:p>
              </text:list-item>
              <text:list-item>
                <text:p text:style-name="P3"><text:span text:style-name="T3">Jadezabiore.pl</text:span></text:p>
              </text:list-item>
            </text:list>
          </draw:text-box>
        </draw:frame>
        <draw:frame presentation:style-name="pr3" draw:layer="layout" svg:width="25.2cm" svg:height="3.467cm" svg:x="0.8cm" svg:y="0.733cm" presentation:class="title" presentation:user-transformed="true">
          <draw:text-box>
            <text:p><text:span text:style-name="T5">Serwisy aukcji transportowych</text:span></text:p>
          </draw:text-box>
        </draw:frame>
        <presentation:notes draw:style-name="dp2">
          <draw:page-thumbnail draw:style-name="gr2" draw:layer="layout" svg:width="17cm" svg:height="9.56cm" svg:x="2cm" svg:y="2.5cm" draw:page-number="3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AbstractGreen" presentation:presentation-page-layout-name="AL1T19">
        <draw:frame presentation:style-name="pr3" draw:layer="layout" svg:width="25.2cm" svg:height="3.467cm" svg:x="1.4cm" svg:y="0.798cm" presentation:class="title" presentation:user-transformed="true">
          <draw:text-box>
            <text:p><text:span text:style-name="T6">Potencjalne problemy</text:span></text:p>
          </draw:text-box>
        </draw:frame>
        <draw:frame draw:style-name="gr5" draw:text-style-name="P1" draw:layer="layout" svg:width="21.8cm" svg:height="3.338cm" svg:x="3.4cm" svg:y="6.4cm">
          <draw:text-box>
            <text:list text:style-name="L4">
              <text:list-item>
                <text:p><text:span text:style-name="T7">Weryfikacja użytkownika </text:span></text:p>
              </text:list-item>
              <text:list-item>
                <text:p><text:span text:style-name="T7">Sposób płatności</text:span></text:p>
              </text:list-item>
              <text:list-item>
                <text:p><text:span text:style-name="T7">Ranking użytkowników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4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AbstractGreen" presentation:presentation-page-layout-name="AL1T19">
        <draw:frame presentation:style-name="pr5" draw:layer="layout" svg:width="25.2cm" svg:height="3.472cm" svg:x="1.4cm" svg:y="0.797cm" presentation:class="title" presentation:user-transformed="true">
          <draw:text-box>
            <text:p><text:span text:style-name="T8">Narzędzia</text:span></text:p>
          </draw:text-box>
        </draw:frame>
        <draw:frame draw:style-name="gr6" draw:text-style-name="P1" draw:layer="layout" svg:width="22cm" svg:height="10.8cm" svg:x="2.4cm" svg:y="5.8cm">
          <draw:text-box>
            <text:list text:style-name="L4">
              <text:list-item>
                <text:p><text:span text:style-name="T9">Java </text:span></text:p>
              </text:list-item>
              <text:list-item>
                <text:p><text:span text:style-name="T9">Android</text:span></text:p>
              </text:list-item>
              <text:list-item>
                <text:p><text:span text:style-name="T9">Android Studio</text:span> środowisko wspierające rozwój aplikacji mobilnych pod</text:p>
                <text:p>system Android. Program ten jest oparty o znane środowisko Intellij IDEA i został stworzony przez firmę Google.</text:p>
              </text:list-item>
              <text:list-item>
                <text:p><text:span text:style-name="T9">Apache Maven</text:span> <text:s/>automatyzacja budowy projektów pisanych w języku Java. Cała <text:s/>charakterystyka budowy projektu sprowadza się do jednego</text:p>
                <text:p>pliku XML, noszącego nazwę POM [9]. W tym pliku określane są biblioteki</text:p>
                <text:p>używane w projekcie, zwane w tym kontekście zależnościami, jak również wszelkiego rodzaju wtyczki dodawane do projektu i modyfikujące go. </text:p>
              </text:list-item>
              <text:list-item>
                <text:p><text:span text:style-name="T9">SQLite</text:span> <text:s/>SZBD z API do Javy.</text:p>
              </text:list-item>
              <text:list-item>
                <text:p><text:span text:style-name="T9">Google Maps API</text:span><text:span text:style-name="T2"> </text:span>technologia, która służy programiście możliwością</text:p>
                <text:p>umieszczenia mapy jako elementu tworzonej aplikacji.</text:p>
              </text:list-item>
              <text:list-item>
                <text:p><text:span text:style-name="T9">GPS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5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omyślnie-background" style:family="presentation">
      <style:graphic-properties draw:stroke="none" draw:fill="none"/>
      <style:text-properties style:letter-kerning="true"/>
    </style:style>
    <style:style style:name="Domyśln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omyśln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myślnie-outline1" style:family="presentation">
      <style:graphic-properties draw:stroke="none" draw:fill="none" draw:auto-grow-height="false" draw:fit-to-size="shrink-to-fit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outline2" style:family="presentation" style:parent-style-name="Domyślnie-outline1">
      <style:paragraph-properties fo:margin-top="0.4cm" fo:margin-bottom="0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top="0.3cm" fo:margin-bottom="0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top="0.2cm" fo:margin-bottom="0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top="0.1cm" fo:margin-bottom="0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top="0.1cm" fo:margin-bottom="0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top="0.1cm" fo:margin-bottom="0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top="0.1cm" fo:margin-bottom="0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top="0.1cm" fo:margin-bottom="0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bstractGreen-background" style:family="presentation">
      <style:graphic-properties draw:stroke="none" draw:fill="none"/>
      <style:text-properties style:letter-kerning="true"/>
    </style:style>
    <style:style style:name="Abstract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tract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AbstractGreen-outline1" style:family="presentation">
      <style:graphic-properties draw:stroke="none" draw:fill="none" draw:auto-grow-height="false" draw:fit-to-size="shrink-to-fit">
        <text:list-style style:name="Abstract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1.276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82.099998474121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Green-outline2" style:family="presentation" style:parent-style-name="AbstractGreen-outline1">
      <style:paragraph-properties fo:margin-left="0cm" fo:margin-right="0cm" fo:margin-top="0cm" fo:margin-bottom="1.021cm" fo:text-indent="0cm"/>
      <style:text-properties fo:font-size="72pt" style:font-size-asian="28pt" style:font-size-complex="28pt"/>
    </style:style>
    <style:style style:name="AbstractGreen-outline3" style:family="presentation" style:parent-style-name="AbstractGreen-outline2">
      <style:paragraph-properties fo:margin-left="0cm" fo:margin-right="0cm" fo:margin-top="0cm" fo:margin-bottom="0.764cm" fo:text-indent="0cm"/>
      <style:text-properties fo:font-size="61.5999984741211pt" style:font-size-asian="24pt" style:font-size-complex="24pt"/>
    </style:style>
    <style:style style:name="AbstractGreen-outline4" style:family="presentation" style:parent-style-name="AbstractGreen-outline3">
      <style:paragraph-properties fo:margin-left="0cm" fo:margin-right="0cm" fo:margin-top="0cm" fo:margin-bottom="0.507cm" fo:text-indent="0cm"/>
      <style:text-properties fo:font-size="51.4000015258789pt" style:font-size-asian="20pt" style:font-size-complex="20pt"/>
    </style:style>
    <style:style style:name="AbstractGreen-outline5" style:family="presentation" style:parent-style-name="AbstractGreen-outline4">
      <style:paragraph-properties fo:margin-left="0cm" fo:margin-right="0cm" fo:margin-top="0cm" fo:margin-bottom="0.251cm" fo:text-indent="0cm"/>
      <style:text-properties fo:font-size="51.4000015258789pt" style:font-size-asian="20pt" style:font-size-complex="20pt"/>
    </style:style>
    <style:style style:name="AbstractGreen-outline6" style:family="presentation" style:parent-style-name="AbstractGreen-outline5">
      <style:paragraph-properties fo:margin-left="0cm" fo:margin-right="0cm" fo:margin-top="0cm" fo:margin-bottom="0.251cm" fo:text-indent="0cm"/>
      <style:text-properties fo:font-size="51.4000015258789pt" style:font-size-asian="20pt" style:font-size-complex="20pt"/>
    </style:style>
    <style:style style:name="AbstractGreen-outline7" style:family="presentation" style:parent-style-name="AbstractGreen-outline6">
      <style:paragraph-properties fo:margin-left="0cm" fo:margin-right="0cm" fo:margin-top="0cm" fo:margin-bottom="0.251cm" fo:text-indent="0cm"/>
      <style:text-properties fo:font-size="51.4000015258789pt" style:font-size-asian="20pt" style:font-size-complex="20pt"/>
    </style:style>
    <style:style style:name="AbstractGreen-outline8" style:family="presentation" style:parent-style-name="AbstractGreen-outline7">
      <style:paragraph-properties fo:margin-left="0cm" fo:margin-right="0cm" fo:margin-top="0cm" fo:margin-bottom="0.251cm" fo:text-indent="0cm"/>
      <style:text-properties fo:font-size="51.4000015258789pt" style:font-size-asian="20pt" style:font-size-complex="20pt"/>
    </style:style>
    <style:style style:name="AbstractGreen-outline9" style:family="presentation" style:parent-style-name="AbstractGreen-outline8">
      <style:paragraph-properties fo:margin-left="0cm" fo:margin-right="0cm" fo:margin-top="0cm" fo:margin-bottom="0.251cm" fo:text-indent="0cm"/>
      <style:text-properties fo:font-size="51.4000015258789pt" style:font-size-asian="20pt" style:font-size-complex="20pt"/>
    </style:style>
    <style:style style:name="AbstractGreen-subtitle" style:family="presentation">
      <style:graphic-properties draw:stroke="none" draw:fill="none" draw:textarea-vertical-align="middle">
        <text:list-style style:name="Abstract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Green-title" style:family="presentation">
      <style:graphic-properties draw:stroke="none" draw:fill="none" draw:textarea-vertical-align="middle">
        <text:list-style style:name="Abstract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12.69999694824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AbstractGreen-backgroundobjects">
      <style:graphic-properties draw:stroke="none" draw:fill="none" draw:fill-color="#ffffff" draw:auto-grow-height="false" fo:min-height="1.338cm"/>
    </style:style>
    <style:style style:name="Mpr5" style:family="presentation" style:parent-style-name="AbstractGreen-backgroundobjects">
      <style:graphic-properties draw:stroke="none" draw:fill="none" draw:fill-color="#ffffff" draw:auto-grow-height="false" fo:min-height="1.485cm"/>
    </style:style>
    <style:style style:name="Mpr6" style:family="presentation" style:parent-style-name="Abstract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&gt;</text:page-number></text:span></text:p>
        </draw:text-box>
      </draw:frame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er&gt;</text:page-number></text:span></text:p>
        </draw:text-box>
      </draw:frame>
      <presentation:notes style:page-layout-name="PM0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&gt;</text:page-number></text:span></text:p>
          </draw:text-box>
        </draw:frame>
      </presentation:notes>
    </style:master-page>
    <style:master-page style:name="AbstractGreen" style:page-layout-name="PM1" draw:style-name="Mdp1">
      <draw:frame draw:style-name="Mgr3" draw:text-style-name="MP7" draw:layer="backgroundobjects" svg:width="27.999cm" svg:height="21cm" svg:x="0cm" svg:y="0cm">
        <draw:image xlink:href="Pictures/1000068800009698000054ABBAE8AB1092C97E1C.svg" xlink:type="simple" xlink:show="embed" xlink:actuate="onLoad">
          <text:p/>
        </draw:image>
        <draw:image xlink:href="Pictures/10000201000003AF00000212B35DE3DC4456C10E.png" xlink:type="simple" xlink:show="embed" xlink:actuate="onLoad"/>
      </draw:frame>
      <draw:frame presentation:style-name="AbstractGreen-title" draw:layer="backgroundobjects" svg:width="25.2cm" svg:height="3.467cm" svg:x="1.4cm" svg:y="0.8cm" presentation:class="title" presentation:placeholder="true">
        <draw:text-box/>
      </draw:frame>
      <draw:frame presentation:style-name="AbstractGreen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2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7cm" svg:x="9.575cm" svg:y="19.129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7cm" svg:x="20.075cm" svg:y="19.129cm" presentation:class="page-number">
        <draw:text-box>
          <text:p text:style-name="MP3"><text:span text:style-name="MT1"><text:page-number>&lt;numer&gt;</text:page-number></text:span></text:p>
        </draw:text-box>
      </draw:frame>
      <presentation:notes style:page-layout-name="PM0">
        <draw:page-thumbnail presentation:style-name="AbstractGreen-title" draw:layer="backgroundobjects" svg:width="17cm" svg:height="9.56cm" svg:x="2cm" svg:y="2.5cm" presentation:class="page"/>
        <draw:frame presentation:style-name="AbstractGree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14T08:11:49.690508945</meta:creation-date>
    <dc:date>2016-05-18T23:22:01.418594118</dc:date>
    <meta:editing-duration>PT51M28S</meta:editing-duration>
    <meta:editing-cycles>3</meta:editing-cycles>
    <meta:generator>LibreOffice/5.0.5.2$Linux_X86_64 LibreOffice_project/00m0$Build-2</meta:generator>
    <dc:creator>Daniel Małyszczuk</dc:creator>
    <meta:document-statistic meta:object-count="53"/>
  </office:meta>
</office:document-meta>
</file>